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02cm" svg:stroke-color="#0000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cc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8.546cm" svg:height="12.316cm" draw:transform="skewX (0.0574213323906135) rotate (1.1711159280882) translate (1.63499998435393cm 21.0219999923046cm)" svg:viewBox="0 0 18547 12317" svg:d="M0 0c12173-1 18547 12317 18489 12196l58 121">
          <text:p/>
        </draw:path>
        <draw:line draw:style-name="gr2" draw:text-style-name="P1" draw:layer="layout" svg:x1="7.476cm" svg:y1="13.776cm" svg:x2="7.476cm" svg:y2="8.563cm">
          <text:p/>
        </draw:line>
        <draw:frame draw:style-name="gr3" draw:text-style-name="P1" draw:layer="layout" svg:width="1.466cm" svg:height="1.499cm" svg:x="5.63cm" svg:y="8.0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1" draw:layer="layout" svg:x1="7.441cm" svg:y1="13.746cm" svg:x2="11.577cm" svg:y2="11.06cm">
          <text:p/>
        </draw:line>
        <draw:line draw:style-name="gr4" draw:text-style-name="P1" draw:layer="layout" svg:x1="7.482cm" svg:y1="13.725cm" svg:x2="11.922cm" svg:y2="16.494cm">
          <text:p/>
        </draw:line>
        <draw:line draw:style-name="gr4" draw:text-style-name="P1" draw:layer="layout" svg:x1="7.455cm" svg:y1="13.728cm" svg:x2="6.461cm" svg:y2="9.382cm">
          <text:p/>
        </draw:line>
        <draw:line draw:style-name="gr4" draw:text-style-name="P1" draw:layer="layout" svg:x1="7.452cm" svg:y1="13.722cm" svg:x2="8.366cm" svg:y2="18.526cm">
          <text:p/>
        </draw:line>
        <draw:line draw:style-name="gr4" draw:text-style-name="P1" draw:layer="layout" svg:x1="7.477cm" svg:y1="13.7cm" svg:x2="3.794cm" svg:y2="10.271cm">
          <text:p/>
        </draw:line>
        <draw:frame draw:style-name="gr5" draw:layer="layout" svg:width="1.543cm" svg:height="0.962cm" svg:x="18.78cm" svg:y="7.985cm">
          <draw:text-box>
            <text:p>k=4</text:p>
          </draw:text-box>
        </draw:frame>
        <draw:line draw:style-name="gr4" draw:text-style-name="P1" draw:layer="layout" svg:x1="12.708cm" svg:y1="20.912cm" svg:x2="12.708cm" svg:y2="15.832cm">
          <text:p/>
        </draw:line>
        <draw:line draw:style-name="gr4" draw:text-style-name="P1" draw:layer="layout" svg:x1="12.434cm" svg:y1="20.939cm" svg:x2="20.043cm" svg:y2="20.94cm">
          <text:p/>
        </draw:line>
        <draw:frame draw:style-name="gr6" draw:layer="layout" svg:width="0.925cm" svg:height="0.962cm" svg:x="11.692cm" svg:y="16.086cm">
          <draw:text-box>
            <text:p>P</text:p>
          </draw:text-box>
        </draw:frame>
        <draw:frame draw:style-name="gr7" draw:layer="layout" svg:width="0.68cm" svg:height="0.962cm" svg:x="19.006cm" svg:y="21.12cm">
          <draw:text-box>
            <text:p>t</text:p>
          </draw:text-box>
        </draw:frame>
        <draw:custom-shape draw:style-name="gr8" draw:text-style-name="P1" draw:layer="layout" svg:width="0.254cm" svg:height="0.254cm" svg:x="13.089cm" svg:y="17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4.09cm" svg:y="1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5.191cm" svg:y="18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6.092cm" svg:y="18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54cm" svg:height="0.254cm" svg:x="16.993cm" svg:y="19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Aksentev</meta:initial-creator>
    <meta:creation-date>2019-06-06T13:00:00.586893817</meta:creation-date>
    <dc:date>2019-06-06T13:19:50.264952456</dc:date>
    <dc:creator>Alexander Aksentev</dc:creator>
    <meta:editing-duration>PT15M2S</meta:editing-duration>
    <meta:editing-cycles>11</meta:editing-cycles>
    <meta:generator>LibreOffice/4.3.3.2$Linux_X86_64 LibreOffice_project/430m0$Build-2</meta:generator>
    <meta:document-statistic meta:object-count="18"/>
  </office:meta>
</office:document-meta>
</file>

<file path=Object 1/content.xml><?xml version="1.0" encoding="utf-8"?>
<math xmlns="http://www.w3.org/1998/Math/MathML" display="block">
  <semantics>
    <mover accent="true">
      <mi>n</mi>
      <mo stretchy="false">¯</mo>
    </mover>
    <annotation encoding="StarMath 5.0">bar n</annotation>
  </semantics>
</math>
</file>